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lhor caminho: <text:span text:style-name="Strong_20_Emphasis">pré-processar anexos no backend e injetar trechos no prompt</text:span>. Depois evoluir para RAG. Tools ficam por último.</text:p>
      <text:h text:style-name="Heading_20_2" text:outline-level="2">Plano objetivo</text:h>
      <text:list xml:id="list3654913511" text:style-name="L1">
        <text:list-item>
          <text:p text:style-name="P3"><text:span text:style-name="Strong_20_Emphasis">Extrair e cachear texto dos uploads</text:span></text:p>
        </text:list-item>
      </text:list>
      <text:list xml:id="list1179984850" text:style-name="L2">
        <text:list-item>
          <text:p text:style-name="P4">Worker BullMQ lê <text:span text:style-name="Source_20_Text">uploaded_documents.storageKey</text:span> e gera <text:span text:style-name="Source_20_Text">{text, pages, mime, checksum}</text:span>.</text:p>
        </text:list-item>
        <text:list-item>
          <text:p text:style-name="P4">Tabela nova <text:span text:style-name="Source_20_Text">uploaded_document_text</text:span> com índices por <text:span text:style-name="Source_20_Text">storageKey</text:span> e <text:span text:style-name="Source_20_Text">checksum</text:span>.</text:p>
        </text:list-item>
        <text:list-item>
          <text:p text:style-name="P4">Extratores:</text:p>
          <text:list>
            <text:list-item>
              <text:p text:style-name="P4">PDF: <text:span text:style-name="Source_20_Text">pdf-parse</text:span> ou <text:span text:style-name="Source_20_Text">pdfjs-dist</text:span>.</text:p>
            </text:list-item>
            <text:list-item>
              <text:p text:style-name="P4">DOCX: <text:span text:style-name="Source_20_Text">mammoth</text:span>.</text:p>
            </text:list-item>
            <text:list-item>
              <text:p text:style-name="P4">TXT/MD: leitura direta UTF-8.</text:p>
            </text:list-item>
            <text:list-item>
              <text:p text:style-name="P4">PNG/JPEG: Tesseract OCR com <text:span text:style-name="Source_20_Text">sharp</text:span> preprocess.</text:p>
            </text:list-item>
          </text:list>
        </text:list-item>
        <text:list-item>
          <text:p text:style-name="P4">Sanitização: remover headers/rodapés repetidos e whitespace.</text:p>
        </text:list-item>
      </text:list>
      <text:list xml:id="list1842461714" text:style-name="L3">
        <text:list-item>
          <text:p text:style-name="P5"><text:span text:style-name="Strong_20_Emphasis">Orçamentar tokens e selecionar trechos</text:span></text:p>
        </text:list-item>
      </text:list>
      <text:list xml:id="list3275166945" text:style-name="L4">
        <text:list-item>
          <text:p text:style-name="P6">Chunking por página/seção.</text:p>
        </text:list-item>
        <text:list-item>
          <text:p text:style-name="P6">Orçamento de contexto (ex.: 9k tokens para anexos).</text:p>
        </text:list-item>
        <text:list-item>
          <text:p text:style-name="P6">Seleção <text:span text:style-name="Source_20_Text">top-k</text:span> por heurística simples (palavras-chave do formulário) até caber no orçamento.</text:p>
        </text:list-item>
        <text:list-item>
          <text:p text:style-name="P6">Estatísticas: <text:span text:style-name="Source_20_Text">{totalPages, includedPages, truncated}</text:span>.</text:p>
        </text:list-item>
      </text:list>
      <text:list xml:id="list1744904725" text:style-name="L5">
        <text:list-item>
          <text:p text:style-name="P7"><text:span text:style-name="Strong_20_Emphasis">Injetar no </text:span><text:span text:style-name="Strong_20_Emphasis"><text:span text:style-name="Source_20_Text">buildRequest</text:span></text:span><text:span text:style-name="Strong_20_Emphasis"> do J_360</text:span></text:p>
        </text:list-item>
      </text:list>
      <text:list xml:id="list3368752571" text:style-name="L6">
        <text:list-item>
          <text:p text:style-name="P8"><text:span text:style-name="Source_20_Text">instructions = basePrompt + seções “Fontes fornecidas”</text:span> com trechos citados por <text:span text:style-name="Source_20_Text">[Doc X, pág. Y]</text:span>.</text:p>
        </text:list-item>
        <text:list-item>
          <text:p text:style-name="P8"><text:span text:style-name="Source_20_Text">metadata.attachments</text:span> mantém ids e páginas.</text:p>
        </text:list-item>
        <text:list-item>
          <text:p text:style-name="P8">UI: badge “Arquivos lidos: N | Páginas incluídas: X/Y | OCR: sim/não”.</text:p>
        </text:list-item>
      </text:list>
      <text:list xml:id="list1560540786" text:style-name="L7">
        <text:list-item>
          <text:p text:style-name="P9"><text:span text:style-name="Strong_20_Emphasis">Hardening</text:span></text:p>
        </text:list-item>
      </text:list>
      <text:list xml:id="list945341574" text:style-name="L8">
        <text:list-item>
          <text:p text:style-name="P10">Checagem de MIME real por “sniff”.</text:p>
        </text:list-item>
        <text:list-item>
          <text:p text:style-name="P10">Limites: tamanho, páginas, tempo de OCR.</text:p>
        </text:list-item>
        <text:list-item>
          <text:p text:style-name="P10">Cache por <text:span text:style-name="Source_20_Text">checksum</text:span>; reuso em novas runs.</text:p>
        </text:list-item>
        <text:list-item>
          <text:p text:style-name="P10">Logs: <text:span text:style-name="Source_20_Text">extractionMs</text:span>, <text:span text:style-name="Source_20_Text">ocrMs</text:span>, <text:span text:style-name="Source_20_Text">charsInPrompt</text:span>, <text:span text:style-name="Source_20_Text">truncated</text:span>.</text:p>
        </text:list-item>
      </text:list>
      <text:list xml:id="list658732330" text:style-name="L9">
        <text:list-item>
          <text:p text:style-name="P11"><text:span text:style-name="Strong_20_Emphasis">Evolução para RAG (quando estourar contexto)</text:span></text:p>
        </text:list-item>
      </text:list>
      <text:list xml:id="list2990563860" text:style-name="L10">
        <text:list-item>
          <text:p text:style-name="P12"><text:span text:style-name="Source_20_Text">uploaded_document_chunk</text:span> com <text:span text:style-name="Source_20_Text">{docId, chunkIdx, text, tokens, pageFrom, pageTo, embedding}</text:span>.</text:p>
        </text:list-item>
        <text:list-item>
          <text:p text:style-name="P12"><text:soft-page-break/><text:span text:style-name="Source_20_Text">pgvector</text:span> para similaridade. Recuperar <text:span text:style-name="Source_20_Text">top-k</text:span> conforme pergunta e domínio jurídico.</text:p>
        </text:list-item>
        <text:list-item>
          <text:p text:style-name="P12">Injeção só dos trechos recuperados. Mantém citações de página.</text:p>
        </text:list-item>
      </text:list>
      <text:list xml:id="list3479598034" text:style-name="L11">
        <text:list-item>
          <text:p text:style-name="P13"><text:span text:style-name="Strong_20_Emphasis">Tools/Actions (fase final)</text:span></text:p>
        </text:list-item>
      </text:list>
      <text:list xml:id="list1114521" text:style-name="L12">
        <text:list-item>
          <text:p text:style-name="P14"><text:span text:style-name="Source_20_Text">doc.readChunk(docId, pageFrom, pageTo|range|query)</text:span> para leitura sob demanda.</text:p>
        </text:list-item>
        <text:list-item>
          <text:p text:style-name="P14">Guardar custo/latência. Usar apenas quando faltarem dados no contexto.</text:p>
        </text:list-item>
      </text:list>
      <text:list xml:id="list1405254457" text:style-name="L13">
        <text:list-item>
          <text:p text:style-name="P15"><text:span text:style-name="Strong_20_Emphasis">Guardrails adicionais</text:span></text:p>
        </text:list-item>
      </text:list>
      <text:list xml:id="list621355707" text:style-name="L14">
        <text:list-item>
          <text:p text:style-name="P16">Lista de verificação por tipo de documento (cláusulas obrigatórias, ausência de fundamento legal).</text:p>
        </text:list-item>
        <text:list-item>
          <text:p text:style-name="P16">“Simular” sempre. “Executar” só após aprovação humana. Persistir versões.</text:p>
        </text:list-item>
      </text:list>
      <text:h text:style-name="Heading_20_2" text:outline-level="2">Esboço mínimo de código</text:h>
      <text:p text:style-name="Text_20_body"><text:span text:style-name="Strong_20_Emphasis">Worker de extração</text:span></text:p>
      <text:p text:style-name="P1"><text:span text:style-name="Source_20_Text">// apps/api/src/workers/extractUploaded.ts</text:span></text:p>
      <text:p text:style-name="P1"><text:span text:style-name="Source_20_Text">import { runQueue } from '@core/queue/runQueue';</text:span></text:p>
      <text:p text:style-name="P1"><text:span text:style-name="Source_20_Text">import { readFile } from 'node:fs/promises';</text:span></text:p>
      <text:p text:style-name="P1"><text:span text:style-name="Source_20_Text">import { detectMime, extractPdf, extractDocx, extractTxt, ocrImage } from './extractors';</text:span></text:p>
      <text:p text:style-name="P1"><text:span text:style-name="Source_20_Text">import { prisma } from '../db';</text:span></text:p>
      <text:p text:style-name="P1"/>
      <text:p text:style-name="P1"><text:span text:style-name="Source_20_Text">runQueue.process('extract-uploaded', async (job) =&gt; {</text:span></text:p>
      <text:p text:style-name="P1"><text:span text:style-name="Source_20_Text"><text:s text:c="2"/>const { docId } = job.data;</text:span></text:p>
      <text:p text:style-name="P1"><text:span text:style-name="Source_20_Text"><text:s text:c="2"/>const doc = await prisma.uploadedDocument.findUniqueOrThrow({ where: { id: docId } });</text:span></text:p>
      <text:p text:style-name="P1"><text:span text:style-name="Source_20_Text"><text:s text:c="2"/>const buf = await readFile(resolveStorage(doc.storageKey));</text:span></text:p>
      <text:p text:style-name="P1"><text:span text:style-name="Source_20_Text"><text:s text:c="2"/>const mime = detectMime(buf, doc.mime);</text:span></text:p>
      <text:p text:style-name="P1"/>
      <text:p text:style-name="P1"><text:span text:style-name="Source_20_Text"><text:s text:c="2"/>const text =</text:span></text:p>
      <text:p text:style-name="P1"><text:span text:style-name="Source_20_Text"><text:s text:c="4"/>mime === 'application/pdf' ? await extractPdf(buf) :</text:span></text:p>
      <text:p text:style-name="P1"><text:span text:style-name="Source_20_Text"><text:s text:c="4"/>mime === 'application/vnd.openxmlformats-officedocument.wordprocessingml.document' ? await extractDocx(buf) :</text:span></text:p>
      <text:p text:style-name="P1"><text:span text:style-name="Source_20_Text"><text:s text:c="4"/>mime.startsWith('image/') ? await ocrImage(buf) :</text:span></text:p>
      <text:p text:style-name="P1"><text:span text:style-name="Source_20_Text"><text:s text:c="4"/>await extractTxt(buf);</text:span></text:p>
      <text:p text:style-name="P1"/>
      <text:p text:style-name="P1"><text:span text:style-name="Source_20_Text"><text:s text:c="2"/>const checksum = sha256(buf);</text:span></text:p>
      <text:p text:style-name="P1"><text:span text:style-name="Source_20_Text"><text:s text:c="2"/>await prisma.uploadedDocumentText.upsert({</text:span></text:p>
      <text:p text:style-name="P1"><text:span text:style-name="Source_20_Text"><text:s text:c="4"/>where: { storageKey: doc.storageKey },</text:span></text:p>
      <text:p text:style-name="P1"><text:span text:style-name="Source_20_Text"><text:s text:c="4"/>update: { text, mime, checksum },</text:span></text:p>
      <text:p text:style-name="P1"><text:span text:style-name="Source_20_Text"><text:s text:c="4"/>create: { docId: doc.id, storageKey: doc.storageKey, text, mime, checksum },</text:span></text:p>
      <text:p text:style-name="P1"><text:span text:style-name="Source_20_Text"><text:s text:c="2"/>});</text:span></text:p>
      <text:p text:style-name="P1"/>
      <text:p text:style-name="P1"><text:span text:style-name="Source_20_Text"><text:s text:c="2"/>return { ok: true, chars: text.length };</text:span></text:p>
      <text:p text:style-name="P2"><text:span text:style-name="Source_20_Text">});</text:span></text:p>
      <text:p text:style-name="Text_20_body"><text:span text:style-name="Strong_20_Emphasis">Seleção e injeção no run</text:span></text:p>
      <text:p text:style-name="P1"><text:span text:style-name="Source_20_Text">// apps/api/src/services/j360.ts</text:span></text:p>
      <text:p text:style-name="P1"><text:span text:style-name="Source_20_Text">export async function prepareJ360Request(input) {</text:span></text:p>
      <text:p text:style-name="P1"><text:span text:style-name="Source_20_Text"><text:s text:c="2"/>const docs = await prisma.uploadedDocumentText.findMany({</text:span></text:p>
      <text:p text:style-name="P1"><text:span text:style-name="Source_20_Text"><text:s text:c="4"/>where: { docId: { in: input.documentIds } },</text:span></text:p>
      <text:p text:style-name="P1"><text:span text:style-name="Source_20_Text"><text:s text:c="2"/>});</text:span></text:p>
      <text:p text:style-name="P1"/>
      <text:p text:style-name="P1"><text:soft-page-break/><text:span text:style-name="Source_20_Text"><text:s text:c="2"/>const excerpts = pickTopK(docs, input.keywords, /*tokenBudget=*/9000);</text:span></text:p>
      <text:p text:style-name="P1"><text:span text:style-name="Source_20_Text"><text:s text:c="2"/>const instructions = [</text:span></text:p>
      <text:p text:style-name="P1"><text:span text:style-name="Source_20_Text"><text:s text:c="4"/>basePrompt,</text:span></text:p>
      <text:p text:style-name="P1"><text:span text:style-name="Source_20_Text"><text:s text:c="4"/>'### Fontes fornecidas (use como primária):',</text:span></text:p>
      <text:p text:style-name="P1"><text:span text:style-name="Source_20_Text"><text:s text:c="4"/>...excerpts.map((e,i)=&gt;`[${i+1}] ${e.title}\n${e.text}`)</text:span></text:p>
      <text:p text:style-name="P1"><text:span text:style-name="Source_20_Text"><text:s text:c="2"/>].join('\n\n');</text:span></text:p>
      <text:p text:style-name="P1"/>
      <text:p text:style-name="P1"><text:span text:style-name="Source_20_Text"><text:s text:c="2"/>return { agentId: 'J_360', instructions, metadata: { attachments: input.documentIds, extraction: stats(excerpts) } };</text:span></text:p>
      <text:p text:style-name="P2"><text:span text:style-name="Source_20_Text">}</text:span></text:p>
      <text:p text:style-name="Text_20_body"><text:span text:style-name="Strong_20_Emphasis">UI</text:span></text:p>
      <text:list xml:id="list2415755352" text:style-name="L15">
        <text:list-item>
          <text:p text:style-name="P17">Mostrar estatísticas de leitura e se houve truncamento.</text:p>
        </text:list-item>
        <text:list-item>
          <text:p text:style-name="P17">Se nenhum texto extraído, bloquear “Executar” e sugerir reenviar PDF textual ou rodar OCR.</text:p>
        </text:list-item>
      </text:list>
      <text:h text:style-name="Heading_20_2" text:outline-level="2">Por que este caminho</text:h>
      <text:list xml:id="list3674263503" text:style-name="L16">
        <text:list-item>
          <text:p text:style-name="P18"><text:span text:style-name="Strong_20_Emphasis">Funciona já</text:span> com sua pipeline de uploads e BullMQ.</text:p>
        </text:list-item>
        <text:list-item>
          <text:p text:style-name="P18"><text:span text:style-name="Strong_20_Emphasis">Custo previsível</text:span>. Sem ferramentas externas na primeira fase.</text:p>
        </text:list-item>
        <text:list-item>
          <text:p text:style-name="P18"><text:span text:style-name="Strong_20_Emphasis">Escala depois</text:span> com RAG sem quebrar contrato do front.</text:p>
        </text:list-item>
        <text:list-item>
          <text:p text:style-name="P18"><text:span text:style-name="Strong_20_Emphasis">Governança</text:span> simples: logs, versões, aprovação humana.</text:p>
        </text:list-item>
      </text:list>
      <text:h text:style-name="Heading_20_2" text:outline-level="2">Critérios de pronto</text:h>
      <text:list xml:id="list2725667471" text:style-name="L17">
        <text:list-item>
          <text:p text:style-name="P19">Parecer cita trechos dos anexos com referência de página.</text:p>
        </text:list-item>
        <text:list-item>
          <text:p text:style-name="P19">“Simular” mostra custo e páginas incluídas.</text:p>
        </text:list-item>
        <text:list-item>
          <text:p text:style-name="P19">Reexecuções reutilizam cache e ficam mais rápidas.</text:p>
        </text:list-item>
        <text:list-item>
          <text:p text:style-name="P19">401/413/415 tratados; OCR e PDFs digitalizados funcionam.</text:p>
        </text:list-item>
      </text:list>
      <text:p text:style-name="Text_20_body">Se quiser, entrego os schemas Prisma de <text:span text:style-name="Source_20_Text">uploaded_document_text</text:span> e <text:span text:style-name="Source_20_Text">uploaded_document_chunk</text:span> e o <text:span text:style-name="Source_20_Text">pickTopK</text:span> com contagem de token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0T18:01:29.712000000</meta:creation-date>
    <dc:date>2025-10-30T18:01:45.177000000</dc:date>
    <meta:editing-duration>PT15S</meta:editing-duration>
    <meta:editing-cycles>1</meta:editing-cycles>
    <meta:document-statistic meta:table-count="0" meta:image-count="0" meta:object-count="0" meta:page-count="3" meta:paragraph-count="88" meta:word-count="580" meta:character-count="4300" meta:non-whitespace-character-count="3777"/>
    <meta:generator>LibreOffice/7.3.2.2$Windows_X86_64 LibreOffice_project/49f2b1bff42cfccbd8f788c8dc32c1c309559be0</meta:generator>
  </office:meta>
</office:document-meta>
</file>